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58.0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66.5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75.0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83.5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92.0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100.55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9cm" svg:height="37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9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7cm" svg:height="7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63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1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9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87cm" svg:y="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9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55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63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1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9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87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95cm" svg:y="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55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63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1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9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87cm" svg:y="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95cm" svg:y="4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63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1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9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87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9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55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63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1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79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87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7cm" svg:height="7cm" svg:x="95cm" svg:y="5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55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63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1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79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87cm" svg:y="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cm" svg:height="3cm" svg:x="95cm" svg:y="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cm" svg:height="37cm" svg:x="104cm" svg:y="3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7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2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37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5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6cm" svg:height="6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55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03cm" svg:y="23cm" svg:viewBox="0 0 13000 6000" svg:d="m7000 0c-4667 0-2333 0-7000 0 0 1000 0 2000 0 3000 1700 0 3000 1300 3000 3000 500 0 6667 0 10000 0 0-3400-2600-6000-6000-6000z">
          <text:p/>
        </draw:path>
        <draw:custom-shape draw:style-name="gr27" draw:text-style-name="P1" draw:layer="layout" svg:width="6cm" svg:height="6cm" svg:x="62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62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69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69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76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76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83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83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90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90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6cm" svg:height="6cm" svg:x="97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6cm" svg:height="4cm" svg:x="97cm" svg:y="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9cm" svg:x="106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06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06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06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cm" svg:height="4cm" svg:x="100cm" svg:y="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23T16:34:00.187000000</dc:date>
    <meta:editing-duration>PT18H32M52S</meta:editing-duration>
    <meta:editing-cycles>100</meta:editing-cycles>
    <meta:generator>LibreOffice/4.1.0.4$Windows_x86 LibreOffice_project/89ea49ddacd9aa532507cbf852f2bb22b1ace28</meta:generator>
    <meta:document-statistic meta:object-count="546"/>
  </office:meta>
</office:document-meta>
</file>